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000000064B188E68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weight="bold" style:font-weight-asian="bold" style:font-weight-complex="bold"/>
    </style:style>
    <style:style style:name="P4" style:family="paragraph" style:parent-style-name="Text_20_body">
      <style:paragraph-properties fo:margin-left="0cm" fo:margin-right="0cm" fo:margin-top="0cm" fo:margin-bottom="0cm" style:contextual-spacing="false" fo:line-height="150%" fo:text-indent="0cm" style:auto-text-indent="false"/>
      <style:text-properties fo:font-weight="bold" style:font-weight-asian="bold" style:font-weight-complex="bold"/>
    </style:style>
    <style:style style:name="P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tyle="italic" style:font-style-asian="italic" style:font-style-complex="italic"/>
    </style:style>
    <style:style style:name="P6" style:family="paragraph" style:parent-style-name="Text_20_body">
      <style:paragraph-properties fo:margin-left="0cm" fo:margin-right="0cm" fo:margin-top="0cm" fo:margin-bottom="0cm" style:contextual-spacing="false" fo:line-height="150%" fo:text-indent="0cm" style:auto-text-indent="false"/>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SUSE Project Releases openSUSE 12.2</text:p>
      <text:p text:style-name="P3"/>
      <text:p text:style-name="P5">Latest community distro delivers a reliable, modern platform with improved performance and a polished user experience on top of an evolved infrastructure</text:p>
      <text:p text:style-name="P1"/>
      <text:p text:style-name="P6"><text:span text:style-name="T2">THE INTERNET</text:span>, <text:span text:style-name="T1">September 5, 2012</text:span> -- The openSUSE Project, a global open source community, announced today the general availability of openSUSE 12.2. The latest release delivers a reliable, modern and easy to use multi-purpose operating system with improved performance and a polished user experience on top of an evolved infrastructure. openSUSE 12.2 is the latest Linux distribution from the openSUSE project allowing users and developers to benefit from free and open source software in physical, virtual and cloud environments. </text:p>
      <text:p text:style-name="P6"/>
      <text:p text:style-name="P7"><text:span text:style-name="T1">“openSUSE 12.2 is the shining result of 10 months of global collaboration on Free Software,”</text:span> said Jos Poortvliet, openSUSE Community Manager for SUSE. <text:span text:style-name="T1">“The community has again delivered an important update for this long-established Linux Distribution, finding that exciting sweet spot combining the cutting edge with dependability.”</text:span></text:p>
      <text:p text:style-name="P6"/>
      <text:p text:style-name="P6">openSUSE 12.2 brings performance enhancements with the latest kernel and system libraries as well as adoption of newly matured distribution technologies and polish to existing features.</text:p>
      <text:p text:style-name="P6"/>
      <text:p text:style-name="P4">Performance enhancements</text:p>
      <text:p text:style-name="P6">openSUSE 12.2 leverages the latest distribution technologies to deliver greater performance and speed. The latest capabilities of systemd 44 make booting quicker. The Linux kernel 3.4 introduces a faster storage layer by preventing blocking of the system during large data transfers. The updated GNU C Library (glibc) version 2.15, speeds up many functions, especially on 64 bit systems. openSUSE ships with the latest version of the cross-platform application framework, Qt 4.8.1, making the desktop more fluid and responsive.</text:p>
      <text:p text:style-name="P6"/>
      <text:p text:style-name="P4">Evolution of infrastructure</text:p>
      <text:p text:style-name="P6">openSUSE adopts the latest developments in Linux distribution technology as they mature. GRUB2 is the default bootloader laying the foundation for booting from LVM and btrfs partitions as well as support for UEFI Secure Boot. Plymouth version 0.8.6.1 provides flicker-free transitions and attractive animations during bootup. openSUSE 12.2 begins the process of revising and simplifying the UNIX <text:soft-page-break/>filesystem hierarchy to improve compatibility across distributions while also making it easier for packagers and testers.</text:p>
      <text:p text:style-name="P6"/>
      <text:p text:style-name="P4">Polished features</text:p>
      <text:p text:style-name="P6">openSUSE 12.2 delivers improvements to existing functionality to improve the overall user experience. The popular btrfs filesystem includes improved error handling and recovery tools, as well as the Snapper snapshot tool, GNOME 3.4 brings smooth scrolling to all applications and features a reworked System Settings and Contacts manager. KDE 4.8 includes a faster Dolphin file manager. XFCE 4.10 offers an enhanced application finder.</text:p>
      <text:p text:style-name="P6"/>
      <text:p text:style-name="P6">In addition to the technical enhancements of openSUSE 12.2, the documentation team has made a major revision of the reference manuals, and has introduced changes to the authoring process to make it easier for community contributors to write openSUSE documentation.</text:p>
      <text:p text:style-name="P6"/>
      <text:p text:style-name="P7"><text:span text:style-name="T1">“We are proud of this release, maintaining the usual high openSUSE quality standards.”</text:span> says openSUSE Board member Andrew Wafaa. <text:span text:style-name="T1">“Our growth in the last two years means we have to work on scaling our processes. We're looking forward to the upcoming openSUSE conference on October 20 to 23, 2012 in Prague to gather as a community and discuss how we can evolve our current development in order to maintain quality while also making it easier to learn and work together.”</text:span></text:p>
      <text:p text:style-name="P6"/>
      <text:p text:style-name="P6">For more details about the latest innovations in openSUSE 12.2 visit <text:a xlink:type="simple" xlink:href="http://opensuse.org/12.2">http://opensuse.org/12.2 </text:a></text:p>
      <text:p text:style-name="P6"/>
      <text:p text:style-name="P6">Downloads can be found at <text:a xlink:type="simple" xlink:href="http://software.opensuse.org/122">http://software.opensuse.org/122</text:a></text:p>
      <text:p text:style-name="P1"/>
      <text:p text:style-name="P1">### </text:p>
      <text:p text:style-name="P2"/>
      <text:p text:style-name="P1"><text:span text:style-name="T2">About openSUSE</text:span> </text:p>
      <text:p text:style-name="P1">The openSUSE project is a worldwide effort that promotes the use of Linux everywhere. openSUSE creates one of the world's best Linux distributions, working together in an open, transparent and friendly manner as part of the worldwide Free and Open Source Software community. For more information, visit http://www.opensuse.org. </text:p>
      <text:p text:style-name="P2"/>
      <text:p text:style-name="P2">About SUSE</text:p>
      <text:p text:style-name="P1">SUSE®, a pioneer in open source software, provides reliable, interoperable Linux and cloud infrastructure solutions that give enterprises greater control and flexibility. More than 20 years of <text:soft-page-break/>engineering excellence, exceptional service and an unrivaled partner ecosystem power the products and support that help our customers manage complexity, reduce cost, and confidently deliver mission-critical services. The lasting relationships we build allow us to adapt and deliver the smarter innovation they need to succeed—today and tomorrow. For more information, visit us at http://www.suse.com.</text:p>
      <text:p text:style-name="P1"/>
      <text:p text:style-name="P1"><text:s/></text:p>
      <text:p text:style-name="P1">Press Contacts </text:p>
      <text:p text:style-name="P1"/>
      <text:p text:style-name="P1">Agustin Benito Bethencourt</text:p>
      <text:p text:style-name="P1">openSUSE Team, SUSE </text:p>
      <text:p text:style-name="Text_20_body">abebe@suse.com</text:p>
      <text:p text:style-name="P1"/>
      <text:p text:style-name="P1">Amie Johnson </text:p>
      <text:p text:style-name="P1">PR Manager, SUSE </text:p>
      <text:p text:style-name="P1">amie@suse.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5.258cm" svg:y="-0.459cm" svg:width="2.311cm" svg:height="1.286cm" draw:z-index="2"><draw:image xlink:href="Pictures/10000000000000A000000064B188E688.jpg"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2:28:58</meta:creation-date>
    <dc:date>2012-09-03T13:29:21</dc:date>
    <meta:editing-duration>PT3H4M1S</meta:editing-duration>
    <meta:editing-cycles>15</meta:editing-cycles>
    <meta:generator>LibreOffice/3.5$Linux_X86_64 LibreOffice_project/350m1$Build-403</meta:generator>
    <dc:creator>Will Stephenson</dc:creator>
    <meta:document-statistic meta:table-count="0" meta:image-count="1" meta:object-count="0" meta:page-count="3" meta:paragraph-count="28" meta:word-count="687" meta:character-count="4738" meta:non-whitespace-character-count="4068"/>
  </office:meta>
</office:document-meta>
</file>